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37" style:master-page-name="MasterPage2" style:family="paragraph" style:name="P31">
      <style:paragraph-properties fo:text-align="center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67">
      <style:text-properties fo:color="#353ff5" fo:font-family="DejaVu Sans Condensed" fo:font-size="16pt"/>
    </style:style>
    <style:style style:family="text" style:name="T68">
      <style:text-properties fo:color="#323cf5" fo:font-family="DejaVu Sans Condensed" fo:font-size="16pt"/>
    </style:style>
    <style:style style:family="text" style:name="T69">
      <style:text-properties fo:color="#323cf5" fo:font-family="DejaVu Sans Condensed" fo:font-size="16pt"/>
    </style:style>
    <style:style style:parent-style-name="637" style:family="paragraph" style:name="P32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70">
      <style:text-properties fo:color="#000000" fo:font-family="DejaVu Sans Condensed" fo:font-size="12pt"/>
    </style:style>
    <style:style style:family="text" style:name="T71">
      <style:text-properties fo:color="#000000" fo:font-family="DejaVu Sans Condensed" fo:font-size="12pt"/>
    </style:style>
    <style:style style:parent-style-name="637" style:family="paragraph" style:name="P33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72">
      <style:text-properties fo:color="#000000" fo:font-family="DejaVu Sans Condensed" fo:font-size="12pt"/>
    </style:style>
    <style:style style:family="text" style:name="T73">
      <style:text-properties fo:color="#000000" fo:font-family="DejaVu Sans Condensed" fo:font-size="12pt"/>
    </style:style>
    <style:style style:parent-style-name="637" style:family="paragraph" style:name="P34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74">
      <style:text-properties fo:color="#353ff5" fo:font-family="DejaVu Sans Condensed" fo:font-size="12pt"/>
    </style:style>
    <style:style style:family="text" style:name="T75">
      <style:text-properties fo:color="#353ff5" fo:font-family="DejaVu Sans Condensed" fo:font-size="12pt"/>
    </style:style>
    <style:style style:family="text" style:name="T76">
      <style:text-properties fo:color="#353ff5" fo:font-family="DejaVu Sans Condensed" fo:font-size="12pt"/>
    </style:style>
    <style:style style:family="text" style:name="T77">
      <style:text-properties fo:color="#353ff5" fo:font-family="DejaVu Sans Condensed" fo:font-size="12pt"/>
    </style:style>
    <style:style style:family="text" style:name="T78">
      <style:text-properties fo:color="#353ff5" fo:font-family="DejaVu Sans Condensed" fo:font-size="12pt"/>
    </style:style>
    <style:style style:parent-style-name="637" style:family="paragraph" style:name="P35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79">
      <style:text-properties fo:color="#000000" fo:font-family="DejaVu Sans Condensed" fo:font-size="12pt"/>
    </style:style>
    <style:style style:family="text" style:name="T80">
      <style:text-properties fo:color="#000000" fo:font-family="DejaVu Sans Condensed" fo:font-size="12pt"/>
    </style:style>
    <style:style style:parent-style-name="637" style:family="paragraph" style:name="P36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81">
      <style:text-properties fo:color="#000000" fo:font-family="DejaVu Sans Condensed" fo:font-size="12pt"/>
    </style:style>
    <style:style style:family="text" style:name="T82">
      <style:text-properties fo:color="#000000" fo:font-family="DejaVu Sans Condensed" fo:font-size="12pt"/>
    </style:style>
    <style:style style:parent-style-name="637" style:family="paragraph" style:name="P37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83">
      <style:text-properties fo:color="#000000" fo:font-family="DejaVu Sans Condensed" fo:font-size="12pt"/>
    </style:style>
    <style:style style:family="text" style:name="T84">
      <style:text-properties fo:color="#000000" fo:font-family="DejaVu Sans Condensed" fo:font-size="12pt"/>
    </style:style>
    <style:style style:parent-style-name="637" style:family="paragraph" style:name="P38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85">
      <style:text-properties fo:color="#000000" fo:font-family="DejaVu Sans Condensed" fo:font-size="12pt"/>
    </style:style>
    <style:style style:family="text" style:name="T86">
      <style:text-properties fo:color="#000000" fo:font-family="DejaVu Sans Condensed" fo:font-size="12pt"/>
    </style:style>
    <style:style style:family="text" style:name="T87">
      <style:text-properties fo:color="#000000" fo:font-family="DejaVu Sans Condensed" fo:font-size="12pt"/>
    </style:style>
    <style:style style:parent-style-name="637" style:family="paragraph" style:name="P39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88">
      <style:text-properties fo:color="#000000" fo:font-family="DejaVu Sans Condensed" fo:font-size="12pt"/>
    </style:style>
    <style:style style:family="text" style:name="T89">
      <style:text-properties fo:color="#000000" fo:font-family="DejaVu Sans Condensed" fo:font-size="12pt"/>
    </style:style>
    <style:style style:family="text" style:name="T90">
      <style:text-properties fo:color="#000000" fo:font-family="DejaVu Sans Condensed" fo:font-size="12pt"/>
    </style:style>
    <style:style style:parent-style-name="637" style:family="paragraph" style:name="P40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91">
      <style:text-properties fo:color="#000000" fo:font-family="DejaVu Sans Condensed" fo:font-size="12pt"/>
    </style:style>
    <style:style style:family="text" style:name="T92">
      <style:text-properties fo:color="#000000" fo:font-family="DejaVu Sans Condensed" fo:font-size="12pt"/>
    </style:style>
    <style:style style:family="text" style:name="T93">
      <style:text-properties fo:color="#000000" fo:font-family="DejaVu Sans Condensed" fo:font-size="12pt"/>
    </style:style>
    <style:style style:family="text" style:name="T94">
      <style:text-properties fo:color="#000000" fo:font-family="DejaVu Sans Condensed" fo:font-size="12pt"/>
    </style:style>
    <style:style style:family="text" style:name="T95">
      <style:text-properties fo:color="#000000" fo:font-family="DejaVu Sans Condensed" fo:font-size="12pt"/>
    </style:style>
    <style:style style:parent-style-name="637" style:family="paragraph" style:name="P41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96">
      <style:text-properties fo:color="#000000" fo:font-family="DejaVu Sans Condensed" fo:font-size="12pt"/>
    </style:style>
    <style:style style:family="text" style:name="T97">
      <style:text-properties fo:color="#000000" fo:font-family="DejaVu Sans Condensed" fo:font-size="12pt"/>
    </style:style>
    <style:style style:parent-style-name="637" style:family="paragraph" style:name="P42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98">
      <style:text-properties fo:color="#000000" fo:font-family="DejaVu Sans Condensed" fo:font-size="12pt"/>
    </style:style>
    <style:style style:family="text" style:name="T99">
      <style:text-properties fo:color="#000000" fo:font-family="DejaVu Sans Condensed" fo:font-size="12pt"/>
    </style:style>
    <style:style style:parent-style-name="637" style:family="paragraph" style:name="P43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00">
      <style:text-properties fo:color="#000000" fo:font-family="DejaVu Sans Condensed" fo:font-size="12pt"/>
    </style:style>
    <style:style style:family="text" style:name="T101">
      <style:text-properties fo:color="#000000" fo:font-family="DejaVu Sans Condensed" fo:font-size="12pt"/>
    </style:style>
    <style:style style:parent-style-name="637" style:family="paragraph" style:name="P44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02">
      <style:text-properties fo:color="#000000" fo:font-family="DejaVu Sans Condensed" fo:font-size="12pt"/>
    </style:style>
    <style:style style:family="text" style:name="T103">
      <style:text-properties fo:color="#000000" fo:font-family="DejaVu Sans Condensed" fo:font-size="12pt"/>
    </style:style>
    <style:style style:parent-style-name="637" style:family="paragraph" style:name="P45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04">
      <style:text-properties fo:color="#000000" fo:font-family="DejaVu Sans Condensed" fo:font-size="12pt"/>
    </style:style>
    <style:style style:family="text" style:name="T105">
      <style:text-properties fo:color="#000000" fo:font-family="DejaVu Sans Condensed" fo:font-size="12pt"/>
    </style:style>
    <style:style style:parent-style-name="637" style:family="paragraph" style:name="P46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06">
      <style:text-properties fo:color="#353ff5" fo:font-family="DejaVu Sans Condensed" fo:font-size="12pt"/>
    </style:style>
    <style:style style:family="text" style:name="T107">
      <style:text-properties fo:color="#353ff5" fo:font-family="DejaVu Sans Condensed" fo:font-size="12pt"/>
    </style:style>
    <style:style style:family="text" style:name="T108">
      <style:text-properties fo:color="#353ff5" fo:font-family="DejaVu Sans Condensed" fo:font-size="12pt"/>
    </style:style>
    <style:style style:parent-style-name="637" style:family="paragraph" style:name="P47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09">
      <style:text-properties fo:color="#353ff5" fo:font-family="DejaVu Sans Condensed" fo:font-size="12pt"/>
    </style:style>
    <style:style style:family="text" style:name="T110">
      <style:text-properties fo:color="#353ff5" fo:font-family="DejaVu Sans Condensed" fo:font-size="12pt"/>
    </style:style>
    <style:style style:family="text" style:name="T111">
      <style:text-properties fo:color="#353ff5" fo:font-family="DejaVu Sans Condensed" fo:font-size="12pt"/>
    </style:style>
    <style:style style:parent-style-name="637" style:family="paragraph" style:name="P48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12">
      <style:text-properties fo:color="#000000" fo:font-family="DejaVu Sans Condensed" fo:font-size="12pt"/>
    </style:style>
    <style:style style:family="text" style:name="T113">
      <style:text-properties fo:color="#353ff5" fo:font-family="DejaVu Sans Condensed" fo:font-size="12pt"/>
    </style:style>
    <style:style style:family="text" style:name="T114">
      <style:text-properties fo:color="#000000" fo:font-family="DejaVu Sans Condensed" fo:font-size="12pt"/>
    </style:style>
    <style:style style:family="text" style:name="T115">
      <style:text-properties fo:color="#353ff5" fo:font-family="DejaVu Sans Condensed" fo:font-size="12pt"/>
    </style:style>
    <style:style style:family="text" style:name="T116">
      <style:text-properties fo:color="#353ff5" fo:font-family="DejaVu Sans Condensed" fo:font-size="12pt"/>
    </style:style>
    <style:style style:parent-style-name="637" style:family="paragraph" style:name="P49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17">
      <style:text-properties fo:color="#353ff5" fo:font-family="DejaVu Sans Condensed" fo:font-size="12pt"/>
    </style:style>
    <style:style style:family="text" style:name="T118">
      <style:text-properties fo:color="#353ff5" fo:font-family="DejaVu Sans Condensed" fo:font-size="12pt"/>
    </style:style>
    <style:style style:family="text" style:name="T119">
      <style:text-properties fo:color="#353ff5" fo:font-family="DejaVu Sans Condensed" fo:font-size="12pt"/>
    </style:style>
    <style:style style:parent-style-name="637" style:family="paragraph" style:name="P50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20">
      <style:text-properties fo:color="#000000" fo:font-family="DejaVu Sans Condensed" fo:font-size="12pt"/>
    </style:style>
    <style:style style:family="text" style:name="T121">
      <style:text-properties fo:color="#000000" style:text-position="super 58%" fo:font-family="DejaVu Sans Condensed" fo:font-size="12pt" fo:font-weight="normal"/>
    </style:style>
    <style:style style:family="text" style:name="T122">
      <style:text-properties fo:color="#000000" fo:font-family="DejaVu Sans Condensed" fo:font-size="12pt" fo:font-weight="normal"/>
    </style:style>
    <style:style style:family="text" style:name="T123">
      <style:text-properties fo:color="#000000" fo:font-family="DejaVu Sans Condensed" fo:font-size="12pt" fo:font-weight="normal"/>
    </style:style>
    <style:style style:family="text" style:name="T124">
      <style:text-properties fo:color="#000000" fo:font-family="DejaVu Sans Condensed" fo:font-size="12pt" fo:font-weight="normal"/>
    </style:style>
    <style:style style:parent-style-name="637" style:family="paragraph" style:name="P51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25">
      <style:text-properties fo:color="#353ff5" fo:font-family="DejaVu Sans Condensed" fo:font-size="12pt"/>
    </style:style>
    <style:style style:family="text" style:name="T126">
      <style:text-properties fo:color="#353ff5" fo:font-family="DejaVu Sans Condensed" fo:font-size="12pt"/>
    </style:style>
    <style:style style:family="text" style:name="T127">
      <style:text-properties fo:color="#353ff5" fo:font-family="DejaVu Sans Condensed" fo:font-size="12pt"/>
    </style:style>
    <style:style style:family="text" style:name="T128">
      <style:text-properties fo:color="#000000" fo:font-family="DejaVu Sans Condensed" fo:font-size="12pt"/>
    </style:style>
    <style:style style:family="text" style:name="T129">
      <style:text-properties fo:color="#000000" fo:font-family="DejaVu Sans Condensed" fo:font-size="12pt"/>
    </style:style>
    <style:style style:family="text" style:name="T130">
      <style:text-properties fo:color="#353ff5" fo:font-family="DejaVu Sans Condensed" fo:font-size="12pt"/>
    </style:style>
    <style:style style:family="text" style:name="T131">
      <style:text-properties fo:color="#353ff5" fo:font-family="DejaVu Sans Condensed" fo:font-size="12pt"/>
    </style:style>
    <style:style style:family="text" style:name="T132">
      <style:text-properties fo:color="#353ff5" fo:font-family="DejaVu Sans Condensed" fo:font-size="12pt"/>
    </style:style>
    <style:style style:parent-style-name="637" style:family="paragraph" style:name="P52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33">
      <style:text-properties fo:color="#000000" fo:font-family="DejaVu Sans Condensed" fo:font-size="12pt"/>
    </style:style>
    <style:style style:family="text" style:name="T134">
      <style:text-properties fo:color="#000000" fo:font-family="DejaVu Sans Condensed" fo:font-size="12pt"/>
    </style:style>
    <style:style style:family="text" style:name="T135">
      <style:text-properties fo:color="#000000" fo:font-family="DejaVu Sans Condensed" fo:font-size="12pt"/>
    </style:style>
    <style:style style:family="text" style:name="T136">
      <style:text-properties fo:color="#353ff5" fo:font-family="DejaVu Sans Condensed" fo:font-size="12pt"/>
    </style:style>
    <style:style style:family="text" style:name="T137">
      <style:text-properties fo:color="#353ff5" fo:font-family="DejaVu Sans Condensed" fo:font-size="12pt"/>
    </style:style>
    <style:style style:family="text" style:name="T138">
      <style:text-properties fo:color="#000000" fo:font-family="DejaVu Sans Condensed" fo:font-size="12pt"/>
    </style:style>
    <style:style style:family="text" style:name="T139">
      <style:text-properties fo:color="#000000" fo:font-family="DejaVu Sans Condensed" fo:font-size="12pt"/>
    </style:style>
    <style:style style:family="text" style:name="T140">
      <style:text-properties fo:color="#000000" fo:font-family="DejaVu Sans Condensed" fo:font-size="12pt"/>
    </style:style>
    <style:style style:parent-style-name="637" style:family="paragraph" style:name="P53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41">
      <style:text-properties fo:color="#353ff5" fo:font-family="DejaVu Sans Condensed" fo:font-size="12pt"/>
    </style:style>
    <style:style style:family="text" style:name="T142">
      <style:text-properties fo:color="#353ff5" fo:font-family="DejaVu Sans Condensed" fo:font-size="12pt"/>
    </style:style>
    <style:style style:family="text" style:name="T143">
      <style:text-properties fo:color="#353ff5" fo:font-family="DejaVu Sans Condensed" fo:font-size="12pt"/>
    </style:style>
    <style:style style:parent-style-name="637" style:family="paragraph" style:name="P54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44">
      <style:text-properties fo:color="#000000" fo:font-family="DejaVu Sans Condensed" fo:font-size="12pt"/>
    </style:style>
    <style:style style:family="text" style:name="T145">
      <style:text-properties fo:color="#000000" fo:font-family="DejaVu Sans Condensed" fo:font-size="12pt"/>
    </style:style>
    <style:style style:family="text" style:name="T146">
      <style:text-properties fo:color="#000000" fo:font-family="DejaVu Sans Condensed" fo:font-size="12pt"/>
    </style:style>
    <style:style style:parent-style-name="637" style:family="paragraph" style:name="P55">
      <style:paragraph-properties fo:text-align="left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47">
      <style:text-properties fo:color="#000000" fo:font-family="DejaVu Sans Condensed" fo:font-size="12pt"/>
    </style:style>
    <style:style style:family="text" style:name="T148">
      <style:text-properties fo:color="#000000" fo:font-family="DejaVu Sans Condensed" fo:font-size="12pt"/>
    </style:style>
    <style:style style:parent-style-name="637" style:family="paragraph" style:name="P56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49">
      <style:text-properties fo:color="#353ff5" fo:font-family="DejaVu Sans Condensed" fo:font-size="12pt"/>
    </style:style>
    <style:style style:family="text" style:name="T150">
      <style:text-properties fo:color="#353ff5" fo:font-family="DejaVu Sans Condensed" fo:font-size="12pt"/>
    </style:style>
    <style:style style:family="text" style:name="T151">
      <style:text-properties fo:color="#353ff5" fo:font-family="DejaVu Sans Condensed" fo:font-size="12pt"/>
    </style:style>
    <style:style style:family="text" style:name="T152">
      <style:text-properties fo:color="#000000" fo:font-family="DejaVu Sans Condensed" fo:font-size="12pt"/>
    </style:style>
    <style:style style:family="text" style:name="T153">
      <style:text-properties fo:color="#000000" fo:font-family="DejaVu Sans Condensed" fo:font-size="12pt"/>
    </style:style>
    <style:style style:family="text" style:name="T154">
      <style:text-properties fo:color="#353ff5" fo:font-family="DejaVu Sans Condensed" fo:font-size="12pt"/>
    </style:style>
    <style:style style:parent-style-name="637" style:family="paragraph" style:name="P57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55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56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57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58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59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0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1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2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3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4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5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6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7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8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69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0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1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2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3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4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5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6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7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8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79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80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81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82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83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84">
      <style:text-properties fo:color="#000000" fo:font-family="DejaVu Sans Condensed" fo:font-size="8pt" fo:font-weight="bold"/>
    </style:style>
    <style:style style:parent-style-name="637" style:family="paragraph" style:name="P58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85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86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59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87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88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0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89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90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1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91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92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2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93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94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3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95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96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4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97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198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5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199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00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6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01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02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7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03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04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8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05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06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69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07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08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70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09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10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71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11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12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72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13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14">
      <style:text-properties fo:color="#000000" fo:font-family="DejaVu Sans Mono" style:font-family-asian="DejaVu Sans Mono" style:font-family-complex="DejaVu Sans Mono" fo:font-size="8pt" fo:font-weight="bold"/>
    </style:style>
    <style:style style:parent-style-name="637" style:family="paragraph" style:name="P73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15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16">
      <style:text-properties fo:color="#000000" fo:font-family="DejaVu Sans Mono" style:font-family-asian="DejaVu Sans Mono" style:font-family-complex="DejaVu Sans Mono" fo:font-size="8pt" fo:font-weight="bold"/>
    </style:style>
    <style:style style:family="text" style:name="T217">
      <style:text-properties fo:color="#000000" fo:font-family="DejaVu Sans Condensed" fo:font-size="12pt"/>
    </style:style>
    <style:style style:family="text" style:name="T218">
      <style:text-properties fo:color="#000000" fo:font-family="DejaVu Sans Condensed" fo:font-size="12pt"/>
    </style:style>
    <style:style style:family="text" style:name="T219">
      <style:text-properties fo:color="#000000" fo:font-family="DejaVu Sans Condensed" fo:font-size="8pt" fo:font-weight="bold"/>
    </style:style>
    <style:style style:parent-style-name="637" style:family="paragraph" style:name="P74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20">
      <style:text-properties fo:color="#000000" fo:font-family="DejaVu Sans Condensed" fo:font-size="12pt"/>
    </style:style>
    <style:style style:family="text" style:name="T221">
      <style:text-properties fo:color="#000000" fo:font-family="DejaVu Sans Condensed" fo:font-size="12pt"/>
    </style:style>
    <style:style style:parent-style-name="637" style:family="paragraph" style:name="P75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22">
      <style:text-properties fo:color="#323cf5" fo:font-family="DejaVu Sans Condensed" fo:font-size="12pt"/>
    </style:style>
    <style:style style:family="text" style:name="T223">
      <style:text-properties fo:color="#323cf5" fo:font-family="DejaVu Sans Condensed" fo:font-size="12pt"/>
    </style:style>
    <style:style style:parent-style-name="637" style:family="paragraph" style:name="P76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24">
      <style:text-properties fo:color="#000000" fo:font-family="DejaVu Sans Condensed" fo:font-size="12pt"/>
    </style:style>
    <style:style style:family="text" style:name="T225">
      <style:text-properties fo:color="#000000" fo:font-family="DejaVu Sans Condensed" fo:font-size="12pt"/>
    </style:style>
    <style:style style:family="text" style:name="T226">
      <style:text-properties fo:color="#000000" fo:font-family="DejaVu Sans Condensed" fo:font-size="12pt"/>
    </style:style>
    <style:style style:parent-style-name="637" style:family="paragraph" style:name="P77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27">
      <style:text-properties fo:color="#000000" fo:font-family="DejaVu Sans Condensed" fo:font-size="12pt"/>
    </style:style>
    <style:style style:family="text" style:name="T228">
      <style:text-properties fo:color="#000000" fo:font-family="DejaVu Sans Condensed" fo:font-size="12pt"/>
    </style:style>
    <style:style style:family="text" style:name="T229">
      <style:text-properties fo:color="#000000" fo:font-family="DejaVu Sans Condensed" fo:font-size="12pt"/>
    </style:style>
    <style:style style:parent-style-name="637" style:family="paragraph" style:name="P78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30">
      <style:text-properties fo:color="#000000" fo:font-family="DejaVu Sans Condensed" fo:font-size="12pt"/>
    </style:style>
    <style:style style:family="text" style:name="T231">
      <style:text-properties fo:color="#000000" fo:font-family="DejaVu Sans Condensed" fo:font-size="12pt"/>
    </style:style>
    <style:style style:parent-style-name="637" style:family="paragraph" style:name="P79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32">
      <style:text-properties fo:color="#353ff5" fo:font-family="DejaVu Sans Condensed" fo:font-size="12pt"/>
    </style:style>
    <style:style style:family="text" style:name="T233">
      <style:text-properties fo:color="#353ff5" fo:font-family="DejaVu Sans Condensed" fo:font-size="12pt"/>
    </style:style>
    <style:style style:family="text" style:name="T234">
      <style:text-properties fo:color="#353ff5" fo:font-family="DejaVu Sans Condensed" fo:font-size="12pt"/>
    </style:style>
    <style:style style:family="text" style:name="T235">
      <style:text-properties fo:color="#000000" fo:font-family="DejaVu Sans Condensed" fo:font-size="12pt"/>
    </style:style>
    <style:style style:family="text" style:name="T236">
      <style:text-properties fo:color="#000000" fo:font-family="DejaVu Sans Condensed" fo:font-size="12pt"/>
    </style:style>
    <style:style style:family="text" style:name="T237">
      <style:text-properties fo:color="#000000" fo:font-family="DejaVu Sans Condensed" fo:font-size="12pt"/>
    </style:style>
    <style:style style:family="text" style:name="T238">
      <style:text-properties fo:color="#000000" fo:font-family="DejaVu Sans Condensed" fo:font-size="12pt"/>
    </style:style>
    <style:style style:family="text" style:name="T239">
      <style:text-properties fo:color="#353ff5" fo:font-family="DejaVu Sans Condensed" fo:font-size="12pt"/>
    </style:style>
    <style:style style:family="text" style:name="T240">
      <style:text-properties fo:color="#353ff5" fo:font-family="DejaVu Sans Condensed" fo:font-size="12pt"/>
    </style:style>
    <style:style style:family="text" style:name="T241">
      <style:text-properties fo:color="#353ff5" fo:font-family="DejaVu Sans Condensed" fo:font-size="12pt"/>
    </style:style>
    <style:style style:parent-style-name="637" style:family="paragraph" style:name="P80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42">
      <style:text-properties fo:color="#000000" fo:font-family="DejaVu Sans Condensed" fo:font-size="12pt"/>
    </style:style>
    <style:style style:family="text" style:name="T243">
      <style:text-properties fo:color="#000000" fo:font-family="DejaVu Sans Condensed" fo:font-size="12pt"/>
    </style:style>
    <style:style style:family="text" style:name="T244">
      <style:text-properties fo:color="#000000" fo:font-family="DejaVu Sans Condensed" fo:font-size="12pt"/>
    </style:style>
    <style:style style:parent-style-name="637" style:family="paragraph" style:name="P81">
      <style:paragraph-properties fo:text-align="left" fo:margin-left="0cm" fo:text-indent="0cm"/>
      <style:text-properties fo:color="#000000" fo:font-family="Noto Sans Mono" style:font-family-asian="Courier New" style:font-family-complex="Noto Sans Mono" fo:font-size="10pt" fo:language="en" fo:country="US"/>
    </style:style>
    <style:style style:family="text" style:name="T245">
      <style:text-properties fo:color="#000000" fo:font-family="DejaVu Sans Condensed" fo:font-size="12pt"/>
    </style:style>
    <style:style style:family="text" style:name="T246">
      <style:text-properties fo:color="#000000" fo:font-family="DejaVu Sans Condensed" fo:font-size="12pt"/>
    </style:style>
  </office:automatic-styles>
  <office:body>
    <office:text text:use-soft-page-breaks="true">
      <text:p text:style-name="P31"><text:span text:style-name="T67">Govno </text:span><text:span text:style-name="T68">Core 16</text:span><text:span text:style-name="T69"/></text:p>
      <text:p text:style-name="P32"><text:span text:style-name="T70"><text:s text:c="2"/>This manual will give you all of the information on how to write programs for a Govno Core 16 16-bit processor.</text:span><text:span text:style-name="T71"/></text:p>
      <text:p text:style-name="P33"><text:span text:style-name="T72"/><text:span text:style-name="T73"/></text:p>
      <text:p text:style-name="P34"><text:span text:style-name="T74">Contents</text:span><text:span text:style-name="T75"/><text:span text:style-name="T76"/><text:span text:style-name="T77"/><text:span text:style-name="T78"/></text:p>
      <text:p text:style-name="P35"><text:span text:style-name="T79"><text:s text:c="2"/>1. Basics</text:span><text:span text:style-name="T80"/></text:p>
      <text:p text:style-name="P36"><text:span text:style-name="T81"><text:s text:c="4"/>1.1. About Govno Core 16 and CGovnOS</text:span><text:span text:style-name="T82"/></text:p>
      <text:p text:style-name="P37"><text:span text:style-name="T83"><text:s text:c="4"/>1.2. Register layout</text:span><text:span text:style-name="T84"/></text:p>
      <text:p text:style-name="P38"><text:span text:style-name="T85"><text:s text:c="4"/>1.3. Memory layout</text:span><text:span text:style-name="T86"/><text:span text:style-name="T87"/></text:p>
      <text:p text:style-name="P39"><text:span text:style-name="T88"><text:s text:c="6"/>1.3.1. Default memory registers</text:span><text:span text:style-name="T89"/><text:span text:style-name="T90"/></text:p>
      <text:p text:style-name="P40"><text:span text:style-name="T91"><text:s text:c="4"/>1.4. Memory addressing types</text:span><text:span text:style-name="T92"/><text:span text:style-name="T93"/><text:span text:style-name="T94"/><text:span text:style-name="T95"/></text:p>
      <text:p text:style-name="P41"><text:span text:style-name="T96"><text:s text:c="4"/>1.5. Halt and reboot</text:span><text:span text:style-name="T97"/></text:p>
      <text:p text:style-name="P42"><text:span text:style-name="T98"><text:s text:c="2"/>2.</text:span><text:span text:style-name="T99"/></text:p>
      <text:p text:style-name="P43"><text:span text:style-name="T100"><text:s text:c="2"/>3. Instruction set lookup table</text:span><text:span text:style-name="T101"/></text:p>
      <text:p text:style-name="P44"><text:span text:style-name="T102"><text:s text:c="2"/>4. Footnotes</text:span><text:span text:style-name="T103"/></text:p>
      <text:p text:style-name="P45"><text:span text:style-name="T104"/><text:span text:style-name="T105"/></text:p>
      <text:p text:style-name="P46"><text:span text:style-name="T106">1. Basics</text:span><text:span text:style-name="T107"/><text:span text:style-name="T108"/></text:p>
      <text:p text:style-name="P47"><text:span text:style-name="T109"><text:s text:c="2"/>1.1. About Govno Core 16</text:span><text:span text:style-name="T110"/><text:span text:style-name="T111"/></text:p>
      <text:p text:style-name="P48"><text:span text:style-name="T112"/><text:span/><text:span text:style-name="T113"/><text:span text:style-name="T114"><text:s text:c="4"/>Govno Core 16 is a 16-bit single-thread processor, that can be emulated using the CGovnOS emulator.</text:span><text:span text:style-name="T115"/><text:span text:style-name="T116"/></text:p>
      <text:p text:style-name="P49"><text:span text:style-name="T117"><text:s text:c="2"/>1.2. Register layout</text:span><text:span text:style-name="T118"/><text:span text:style-name="T119"/></text:p>
      <text:p text:style-name="P50"><text:span text:style-name="T120"><text:s text:c="4"/>Govno Core 16 has only 3 registers. SP, CS and PC. SP is a stack pointer, so it points to the highest stack value</text:span><text:span text:style-name="T121">[1]</text:span><text:span text:style-name="T122">. CS is unused by the instructions, so you can use it as a Base Pointer for function scopes (like BP in Intel Processors). PC is a program counter, it points to the instruction currently executing.</text:span><text:span text:style-name="T123"/><text:span text:style-name="T124"/></text:p>
      <text:p text:style-name="P51"><text:span text:style-name="T125"><text:s text:c="2"/>1.3. Memory layout</text:span><text:span text:style-name="T126"/><text:span text:style-name="T127"/><text:span text:style-name="T128"/><text:span/><text:span text:style-name="T129"/><text:span text:style-name="T130"/><text:span text:style-name="T131"/><text:span text:style-name="T132"/></text:p>
      <text:p text:style-name="P52"><text:span text:style-name="T133"><text:s text:c="4"/>Memory layout is really simple. Other processors/RAMs have sections/segments of code, such as .text, .data and .bss. Govno Core 16 doesn’t have these, only one section containing the whole RAM.</text:span><text:span text:style-name="T134"/><text:span text:style-name="T135"/><text:span text:style-name="T136"/><text:span/><text:span text:style-name="T137"/><text:span text:style-name="T138"/><text:span text:style-name="T139"/><text:span text:style-name="T140"/></text:p>
      <text:p text:style-name="P53"><text:span text:style-name="T141"><text:s text:c="4"/>1.3.1. Default memory registers</text:span><text:span text:style-name="T142"/><text:span text:style-name="T143"/></text:p>
      <text:p text:style-name="P54"><text:span text:style-name="T144"><text:s text:c="6"/>SP and CS are set to %FFFF by default, and PC is set to %0000 when reset.</text:span><text:span text:style-name="T145"/><text:span text:style-name="T146"/></text:p>
      <text:p text:style-name="P55"><text:span text:style-name="T147"/><text:span text:style-name="T148"/></text:p>
      <text:p text:style-name="P56"><text:span text:style-name="T149">3.<text:s text:c="2"/>Instruction set lookup table</text:span><text:span text:style-name="T150"/><text:span text:style-name="T151"/><text:span text:style-name="T152"/><text:span text:style-name="T153"/><text:span text:style-name="T154"/></text:p>
      <text:p text:style-name="P57"><text:span text:style-name="T155"><text:s text:c="3"/>00<text:s text:c="4"/>01</text:span><text:span text:style-name="T156"><text:s text:c="4"/></text:span><text:span text:style-name="T157">02</text:span><text:span text:style-name="T158"><text:s text:c="4"/></text:span><text:span text:style-name="T159">03</text:span><text:span text:style-name="T160"><text:s text:c="4"/></text:span><text:span text:style-name="T161">04</text:span><text:span text:style-name="T162"><text:s text:c="4"/></text:span><text:span text:style-name="T163">05</text:span><text:span text:style-name="T164"><text:s text:c="4"/></text:span><text:span text:style-name="T165">06</text:span><text:span text:style-name="T166"><text:s text:c="4"/></text:span><text:span text:style-name="T167">07</text:span><text:span text:style-name="T168"><text:s text:c="4"/></text:span><text:span text:style-name="T169">08</text:span><text:span text:style-name="T170"><text:s text:c="4"/></text:span><text:span text:style-name="T171">09</text:span><text:span text:style-name="T172"><text:s text:c="4"/></text:span><text:span text:style-name="T173">0A</text:span><text:span text:style-name="T174"><text:s text:c="4"/></text:span><text:span text:style-name="T175">0B</text:span><text:span text:style-name="T176"><text:s text:c="4"/></text:span><text:span text:style-name="T177">0C</text:span><text:span text:style-name="T178"><text:s text:c="4"/></text:span><text:span text:style-name="T179">0D</text:span><text:span text:style-name="T180"><text:s text:c="4"/></text:span><text:span text:style-name="T181">0E</text:span><text:span text:style-name="T182"><text:s text:c="4"/></text:span><text:span text:style-name="T183">0F</text:span><text:span text:style-name="T184"/></text:p>
      <text:p text:style-name="P58"><text:span text:style-name="T185">00 NOP<text:s text:c="3"/>CPUID CSP<text:s text:c="27"/>JMP<text:s text:c="3"/>JMI</text:span><text:span text:style-name="T186"/></text:p>
      <text:p text:style-name="P59"><text:span text:style-name="T187">10<text:s text:c="7"/>CMP<text:s text:c="3"/>CMIM<text:s text:c="2"/>AND<text:s text:c="3"/>OR<text:s text:c="4"/>XOR<text:s text:c="3"/>NAND<text:s text:c="2"/>NOR<text:s text:c="3"/>NOT<text:s text:c="3"/>PUSH<text:s text:c="2"/>POP<text:s text:c="3"/>DUP<text:s text:c="3"/>SWAP<text:s text:c="2"/>ADD<text:s text:c="3"/>SUB<text:s text:c="3"/>MUL</text:span><text:span text:style-name="T188"/></text:p>
      <text:p text:style-name="P60"><text:span text:style-name="T189">20 RDD<text:s text:c="3"/>REAB<text:s text:c="2"/>REAW<text:s text:c="2"/>INT<text:s text:c="3"/>DIV</text:span><text:span text:style-name="T190"/></text:p>
      <text:p text:style-name="P61"><text:span text:style-name="T191">30<text:s text:c="31"/>LODB<text:s text:c="2"/>LODW</text:span><text:span text:style-name="T192"/></text:p>
      <text:p text:style-name="P62"><text:span text:style-name="T193">40<text:s text:c="43"/>CALL<text:s text:c="2"/>RET<text:s text:c="9"/>LSP<text:s text:c="3"/>LCS<text:s text:c="3"/>SSP<text:s text:c="3"/>SCS<text:s text:c="3"/>SPC</text:span><text:span text:style-name="T194"/></text:p>
      <text:p text:style-name="P63"><text:span text:style-name="T195">50</text:span><text:span text:style-name="T196"/></text:p>
      <text:p text:style-name="P64"><text:span text:style-name="T197">60</text:span><text:span text:style-name="T198"/></text:p>
      <text:p text:style-name="P65"><text:span text:style-name="T199">70</text:span><text:span text:style-name="T200"/></text:p>
      <text:p text:style-name="P66"><text:span text:style-name="T201">80</text:span><text:span text:style-name="T202"/></text:p>
      <text:p text:style-name="P67"><text:span text:style-name="T203">90</text:span><text:span text:style-name="T204"/></text:p>
      <text:p text:style-name="P68"><text:span text:style-name="T205">A0<text:s text:c="61"/>$SPC</text:span><text:span text:style-name="T206"/></text:p>
      <text:p text:style-name="P69"><text:span text:style-name="T207">B0</text:span><text:span text:style-name="T208"/></text:p>
      <text:p text:style-name="P70"><text:span text:style-name="T209">C0</text:span><text:span text:style-name="T210"/></text:p>
      <text:p text:style-name="P71"><text:span text:style-name="T211">D0</text:span><text:span text:style-name="T212"/></text:p>
      <text:p text:style-name="P72"><text:span text:style-name="T213">E0</text:span><text:span text:style-name="T214"/></text:p>
      <text:p text:style-name="P73"><text:span text:style-name="T215">F0</text:span><text:span text:style-name="T216"/><text:span text:style-name="T217"/><text:span text:style-name="T218"/><text:span text:style-name="T219"/></text:p>
      <text:p text:style-name="P74"><text:span text:style-name="T220"/><text:span text:style-name="T221"/></text:p>
      <text:p text:style-name="P75"><text:span text:style-name="T222">%0AA – $SPC – Special VM codes</text:span><text:span text:style-name="T223"/></text:p>
      <text:p text:style-name="P76"><text:span text:style-name="T224"><text:s text:c="2"/>%0AA %55 – Halt</text:span><text:span text:style-name="T225"/><text:span text:style-name="T226"/></text:p>
      <text:p text:style-name="P77"><text:span text:style-name="T227"><text:s text:c="2"/>%0AA %56 – Reboot</text:span><text:span text:style-name="T228"/><text:span text:style-name="T229"/></text:p>
      <text:p text:style-name="P78"><text:span text:style-name="T230"/><text:span text:style-name="T231"/></text:p>
      <text:p text:style-name="P79"><text:span text:style-name="T232">4.<text:s text:c="2"/>Footnotes</text:span><text:span text:style-name="T233"/><text:span text:style-name="T234"/><text:span text:style-name="T235"/><text:span/><text:span text:style-name="T236"/><text:span text:style-name="T237"/><text:span/><text:span text:style-name="T238"/><text:span text:style-name="T239"/><text:span text:style-name="T240"/><text:span text:style-name="T241"/></text:p>
      <text:p text:style-name="P80"><text:span text:style-name="T242"><text:s text:c="2"/>[1] – (Highest stack value - 1). So if the highest stack value is at %0FFF0, SP would point to %0FFEF.</text:span><text:span text:style-name="T243"/><text:span text:style-name="T244"/></text:p>
      <text:p text:style-name="P81"><text:span text:style-name="T245"/><text:span text:style-name="T2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display-name="TOC Heading" style:family="paragraph" style:name="197">
      <style:paragraph-properties/>
    </style:style>
    <style:style style:parent-style-name="137" style:display-name="table of figures" style:family="paragraph" style:name="198">
      <style:paragraph-properties fo:margin-bottom="0pt"/>
    </style:style>
    <style:style style:display-name="DStyle_paragraph" style:family="paragraph" style:name="630">
      <style:paragraph-properties/>
      <style:text-properties fo:color="#000000" fo:font-family="Times New Roman" style:font-family-asian="Lucida Sans Unicode" style:font-family-complex="Noto Sans" fo:font-size="12pt" fo:language="en" fo:country="US"/>
    </style:style>
    <style:style style:parent-style-name="630" style:display-name="Standard" style:family="paragraph" style:name="631">
      <style:paragraph-properties/>
      <style:text-properties/>
    </style:style>
    <style:style style:parent-style-name="631" style:display-name="Heading" style:family="paragraph" style:name="632">
      <style:paragraph-properties fo:margin-top="12pt" fo:margin-bottom="6pt"/>
      <style:text-properties fo:font-family="Arial" style:font-family-asian="Lucida Sans Unicode" style:font-family-complex="Noto Sans" fo:font-size="14pt"/>
    </style:style>
    <style:style style:parent-style-name="631" style:display-name="Text body" style:family="paragraph" style:name="633">
      <style:paragraph-properties fo:margin-top="0pt" fo:margin-bottom="6pt"/>
    </style:style>
    <style:style style:parent-style-name="633" style:display-name="List" style:family="paragraph" style:name="634">
      <style:paragraph-properties/>
      <style:text-properties style:font-family-complex="Noto Sans"/>
    </style:style>
    <style:style style:parent-style-name="631" style:display-name="Caption" style:family="paragraph" style:name="635">
      <style:paragraph-properties fo:margin-top="6pt" fo:margin-bottom="6pt"/>
      <style:text-properties style:font-family-complex="Noto Sans" fo:font-size="12pt" fo:font-style="italic"/>
    </style:style>
    <style:style style:parent-style-name="631" style:display-name="Index" style:family="paragraph" style:name="636">
      <style:paragraph-properties/>
      <style:text-properties style:font-family-complex="Noto Sans"/>
    </style:style>
    <style:style style:parent-style-name="631" style:display-name="Preformatted Text" style:family="paragraph" style:name="637">
      <style:paragraph-properties fo:margin-top="0pt" fo:margin-bottom="0pt"/>
      <style:text-properties fo:font-family="Noto Sans Mono" style:font-family-asian="Courier New" style:font-family-complex="Noto Sans Mono" fo:font-size="10pt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text:list-tab-stop-position="1.016cm" fo:text-indent="-1.016cm" fo:margin-left="1.016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text:list-tab-stop-position="1.27cm" fo:text-indent="-1.27cm" fo:margin-left="1.27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text:list-tab-stop-position="1.524cm" fo:text-indent="-1.524cm" fo:margin-left="1.524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text:list-tab-stop-position="2.032cm" fo:text-indent="-2.032cm" fo:margin-left="2.032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dc:creator>bulka aklub</dc:creator>
  </office:meta>
</office:document-meta>
</file>